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fo:color="#569cd6" loext:opacity="100%" style:font-name="Consolas" fo:font-size="10.5pt" fo:font-weight="normal"/>
    </style:style>
    <style:style style:name="T10" style:family="text">
      <style:text-properties fo:color="#4fc1ff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6a9955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4ec9b0" loext:opacity="100%" style:font-name="Consolas" fo:font-size="10.5pt" fo:font-weight="normal"/>
    </style:style>
    <style:style style:name="T16" style:family="text">
      <style:text-properties fo:color="#d16969" loext:opacity="100%" style:font-name="Consolas" fo:font-size="10.5pt" fo:font-weight="normal"/>
    </style:style>
    <style:style style:name="T17" style:family="text">
      <style:text-properties fo:color="#d7ba7d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</text:span>.<text:span text:style-name="T2">addEventListener</text:span>(<text:span text:style-name="T3">"DOMContentLoaded"</text:span>, <text:span text:style-name="T4">function</text:span> () {</text:p>
      <text:p text:style-name="P2">    <text:span text:style-name="T5">console</text:span><text:span text:style-name="T6">.</text:span><text:span text:style-name="T7">log</text:span><text:span text:style-name="T6">(</text:span><text:span text:style-name="T8">"📌 TagBoost Popup Loaded!"</text:span><text:span text:style-name="T6">);</text:span></text:p>
      <text:p text:style-name="P3"/>
      <text:p text:style-name="P2">    <text:span text:style-name="T9">const</text:span><text:span text:style-name="T6"> </text:span><text:span text:style-name="T10">dropArea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drop-area"</text:span><text:span text:style-name="T6">);</text:span></text:p>
      <text:p text:style-name="P2">    <text:span text:style-name="T9">const</text:span><text:span text:style-name="T6"> </text:span><text:span text:style-name="T10">fileInput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image-upload"</text:span><text:span text:style-name="T6">);</text:span></text:p>
      <text:p text:style-name="P2">    <text:span text:style-name="T9">const</text:span><text:span text:style-name="T6"> </text:span><text:span text:style-name="T10">imagePreview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image-preview"</text:span><text:span text:style-name="T6">);</text:span></text:p>
      <text:p text:style-name="P2">    <text:span text:style-name="T9">const</text:span><text:span text:style-name="T6"> </text:span><text:span text:style-name="T10">fillDataButton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fillData"</text:span><text:span text:style-name="T6">);</text:span></text:p>
      <text:p text:style-name="P2">    <text:span text:style-name="T9">const</text:span><text:span text:style-name="T6"> </text:span><text:span text:style-name="T10">titleField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title"</text:span><text:span text:style-name="T6">);</text:span></text:p>
      <text:p text:style-name="P2">    <text:span text:style-name="T9">const</text:span><text:span text:style-name="T6"> </text:span><text:span text:style-name="T10">descriptionField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description"</text:span><text:span text:style-name="T6">);</text:span></text:p>
      <text:p text:style-name="P2">    <text:span text:style-name="T9">const</text:span><text:span text:style-name="T6"> </text:span><text:span text:style-name="T10">tagsField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tags"</text:span><text:span text:style-name="T6">);</text:span></text:p>
      <text:p text:style-name="P2">    <text:span text:style-name="T9">const</text:span><text:span text:style-name="T6"> </text:span><text:span text:style-name="T10">sendToSiteButton</text:span><text:span text:style-name="T6"> </text:span><text:span text:style-name="T11">=</text:span><text:span text:style-name="T6"> </text:span><text:span text:style-name="T5">document</text:span><text:span text:style-name="T6">.</text:span><text:span text:style-name="T7">getElementById</text:span><text:span text:style-name="T6">(</text:span><text:span text:style-name="T8">"bulk-send"</text:span><text:span text:style-name="T6">);</text:span></text:p>
      <text:p text:style-name="P3"/>
      <text:p text:style-name="P2">    <text:span text:style-name="T9">let</text:span><text:span text:style-name="T6"> </text:span><text:span text:style-name="T5">uploadedImage</text:span><text:span text:style-name="T6"> </text:span><text:span text:style-name="T11">=</text:span><text:span text:style-name="T6"> </text:span><text:span text:style-name="T9">null</text:span><text:span text:style-name="T6">;</text:span></text:p>
      <text:p text:style-name="P2">    <text:span text:style-name="T9">const</text:span><text:span text:style-name="T6"> </text:span><text:span text:style-name="T10">apiKey</text:span><text:span text:style-name="T6"> </text:span><text:span text:style-name="T11">=</text:span><text:span text:style-name="T6"> </text:span><text:span text:style-name="T8">"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"</text:span><text:span text:style-name="T6">; </text:span><text:span text:style-name="T12">// 🔐 Zamijeni s pravim API ključem</text:span></text:p>
      <text:p text:style-name="P3"/>
      <text:p text:style-name="P2">    <text:span text:style-name="T12">// 📌 Drag &amp; Drop funkcionalnost</text:span></text:p>
      <text:p text:style-name="P2">    <text:span text:style-name="T6">[</text:span><text:span text:style-name="T8">"dragenter"</text:span><text:span text:style-name="T6">, </text:span><text:span text:style-name="T8">"dragover"</text:span><text:span text:style-name="T6">, </text:span><text:span text:style-name="T8">"dragleave"</text:span><text:span text:style-name="T6">, </text:span><text:span text:style-name="T8">"drop"</text:span><text:span text:style-name="T6">].</text:span><text:span text:style-name="T7">forEach</text:span><text:span text:style-name="T6">(</text:span><text:span text:style-name="T5">eventName</text:span><text:span text:style-name="T6"> </text:span><text:span text:style-name="T9">=&gt;</text:span><text:span text:style-name="T6"> {</text:span></text:p>
      <text:p text:style-name="P2">        <text:span text:style-name="T10">dropArea</text:span><text:span text:style-name="T6">.</text:span><text:span text:style-name="T7">addEventListener</text:span><text:span text:style-name="T6">(</text:span><text:span text:style-name="T5">eventName</text:span><text:span text:style-name="T6">, (</text:span><text:span text:style-name="T5">event</text:span><text:span text:style-name="T6">) </text:span><text:span text:style-name="T9">=&gt;</text:span><text:span text:style-name="T6"> {</text:span></text:p>
      <text:p text:style-name="P2">            <text:span text:style-name="T5">event</text:span><text:span text:style-name="T6">.</text:span><text:span text:style-name="T7">preventDefault</text:span><text:span text:style-name="T6">();</text:span></text:p>
      <text:p text:style-name="P2">            <text:span text:style-name="T5">event</text:span><text:span text:style-name="T6">.</text:span><text:span text:style-name="T7">stopPropagation</text:span><text:span text:style-name="T6">();</text:span></text:p>
      <text:p text:style-name="P2">        <text:span text:style-name="T6">});</text:span></text:p>
      <text:p text:style-name="P2">    <text:span text:style-name="T6">});</text:span></text:p>
      <text:p text:style-name="P3"/>
      <text:p text:style-name="P2">    <text:span text:style-name="T10">dropArea</text:span><text:span text:style-name="T6">.</text:span><text:span text:style-name="T7">addEventListener</text:span><text:span text:style-name="T6">(</text:span><text:span text:style-name="T8">"dragover"</text:span><text:span text:style-name="T6">, () </text:span><text:span text:style-name="T9">=&gt;</text:span><text:span text:style-name="T6"> </text:span><text:span text:style-name="T10">dropArea</text:span><text:span text:style-name="T6">.</text:span><text:span text:style-name="T5">classList</text:span><text:span text:style-name="T6">.</text:span><text:span text:style-name="T7">add</text:span><text:span text:style-name="T6">(</text:span><text:span text:style-name="T8">"dragover"</text:span><text:span text:style-name="T6">));</text:span></text:p>
      <text:p text:style-name="P2">    <text:span text:style-name="T10">dropArea</text:span><text:span text:style-name="T6">.</text:span><text:span text:style-name="T7">addEventListener</text:span><text:span text:style-name="T6">(</text:span><text:span text:style-name="T8">"dragleave"</text:span><text:span text:style-name="T6">, () </text:span><text:span text:style-name="T9">=&gt;</text:span><text:span text:style-name="T6"> </text:span><text:span text:style-name="T10">dropArea</text:span><text:span text:style-name="T6">.</text:span><text:span text:style-name="T5">classList</text:span><text:span text:style-name="T6">.</text:span><text:span text:style-name="T7">remove</text:span><text:span text:style-name="T6">(</text:span><text:span text:style-name="T8">"dragover"</text:span><text:span text:style-name="T6">));</text:span></text:p>
      <text:p text:style-name="P3"/>
      <text:p text:style-name="P2">    <text:span text:style-name="T10">dropArea</text:span><text:span text:style-name="T6">.</text:span><text:span text:style-name="T7">addEventListener</text:span><text:span text:style-name="T6">(</text:span><text:span text:style-name="T8">"drop"</text:span><text:span text:style-name="T6">, (</text:span><text:span text:style-name="T5">event</text:span><text:span text:style-name="T6">) </text:span><text:span text:style-name="T9">=&gt;</text:span><text:span text:style-name="T6"> {</text:span></text:p>
      <text:p text:style-name="P2">        <text:span text:style-name="T10">dropArea</text:span><text:span text:style-name="T6">.</text:span><text:span text:style-name="T5">classList</text:span><text:span text:style-name="T6">.</text:span><text:span text:style-name="T7">remove</text:span><text:span text:style-name="T6">(</text:span><text:span text:style-name="T8">"dragover"</text:span><text:span text:style-name="T6">);</text:span></text:p>
      <text:p text:style-name="P2">        <text:span text:style-name="T13">if</text:span><text:span text:style-name="T6"> (</text:span><text:span text:style-name="T5">event</text:span><text:span text:style-name="T6">.</text:span><text:span text:style-name="T10">dataTransfer</text:span><text:span text:style-name="T6">.</text:span><text:span text:style-name="T10">files</text:span><text:span text:style-name="T6">.</text:span><text:span text:style-name="T10">length</text:span><text:span text:style-name="T6"> </text:span><text:span text:style-name="T11">&gt;</text:span><text:span text:style-name="T6"> </text:span><text:span text:style-name="T14">0</text:span><text:span text:style-name="T6">) {</text:span></text:p>
      <text:p text:style-name="P2">            <text:span text:style-name="T7">handleFile</text:span><text:span text:style-name="T6">(</text:span><text:span text:style-name="T5">event</text:span><text:span text:style-name="T6">.</text:span><text:span text:style-name="T10">dataTransfer</text:span><text:span text:style-name="T6">.</text:span><text:span text:style-name="T10">files</text:span><text:span text:style-name="T6">[</text:span><text:span text:style-name="T14">0</text:span><text:span text:style-name="T6">]);</text:span></text:p>
      <text:p text:style-name="P2">        <text:span text:style-name="T6">}</text:span></text:p>
      <text:p text:style-name="P2">    <text:span text:style-name="T6">});</text:span></text:p>
      <text:p text:style-name="P3"/>
      <text:p text:style-name="P2">    <text:span text:style-name="T10">dropArea</text:span><text:span text:style-name="T6">.</text:span><text:span text:style-name="T7">addEventListener</text:span><text:span text:style-name="T6">(</text:span><text:span text:style-name="T8">"click"</text:span><text:span text:style-name="T6">, () </text:span><text:span text:style-name="T9">=&gt;</text:span><text:span text:style-name="T6"> </text:span><text:span text:style-name="T10">fileInput</text:span><text:span text:style-name="T6">.</text:span><text:span text:style-name="T7">click</text:span><text:span text:style-name="T6">());</text:span></text:p>
      <text:p text:style-name="P3"/>
      <text:p text:style-name="P2">    <text:span text:style-name="T10">fileInput</text:span><text:span text:style-name="T6">.</text:span><text:span text:style-name="T7">addEventListener</text:span><text:span text:style-name="T6">(</text:span><text:span text:style-name="T8">"change"</text:span><text:span text:style-name="T6">, () </text:span><text:span text:style-name="T9">=&gt;</text:span><text:span text:style-name="T6"> {</text:span></text:p>
      <text:p text:style-name="P2">        <text:span text:style-name="T13">if</text:span><text:span text:style-name="T6"> (</text:span><text:span text:style-name="T10">fileInput</text:span><text:span text:style-name="T6">.</text:span><text:span text:style-name="T5">files</text:span><text:span text:style-name="T6">.</text:span><text:span text:style-name="T5">length</text:span><text:span text:style-name="T6"> </text:span><text:span text:style-name="T11">&gt;</text:span><text:span text:style-name="T6"> </text:span><text:span text:style-name="T14">0</text:span><text:span text:style-name="T6">) {</text:span></text:p>
      <text:p text:style-name="P2">            <text:span text:style-name="T7">handleFile</text:span><text:span text:style-name="T6">(</text:span><text:span text:style-name="T10">fileInput</text:span><text:span text:style-name="T6">.</text:span><text:span text:style-name="T5">files</text:span><text:span text:style-name="T6">[</text:span><text:span text:style-name="T14">0</text:span><text:span text:style-name="T6">]);</text:span></text:p>
      <text:p text:style-name="P2">        <text:span text:style-name="T6">}</text:span></text:p>
      <text:p text:style-name="P2">    <text:span text:style-name="T6">});</text:span></text:p>
      <text:p text:style-name="P3"/>
      <text:p text:style-name="P2">    <text:span text:style-name="T9">function</text:span><text:span text:style-name="T6"> </text:span><text:span text:style-name="T7">handleFile</text:span><text:span text:style-name="T6">(</text:span><text:span text:style-name="T5">file</text:span><text:span text:style-name="T6">) {</text:span></text:p>
      <text:p text:style-name="P2">        <text:span text:style-name="T13">if</text:span><text:span text:style-name="T6"> (</text:span><text:span text:style-name="T11">!</text:span><text:span text:style-name="T5">file</text:span><text:span text:style-name="T6">.</text:span><text:span text:style-name="T5">type</text:span><text:span text:style-name="T6">.</text:span><text:span text:style-name="T7">startsWith</text:span><text:span text:style-name="T6">(</text:span><text:span text:style-name="T8">"image/"</text:span><text:span text:style-name="T6">)) {</text:span></text:p>
      <text:p text:style-name="P2">            <text:span text:style-name="T5">console</text:span><text:span text:style-name="T6">.</text:span><text:span text:style-name="T7">error</text:span><text:span text:style-name="T6">(</text:span><text:span text:style-name="T8">"❌ Odabrana datoteka nije slika!"</text:span><text:span text:style-name="T6">);</text:span></text:p>
      <text:p text:style-name="P2">            <text:span text:style-name="T13">return</text:span><text:span text:style-name="T6">;</text:span></text:p>
      <text:p text:style-name="P2">        <text:span text:style-name="T6">}</text:span></text:p>
      <text:p text:style-name="P3"/>
      <text:p text:style-name="P2">        <text:span text:style-name="T7">resizeImage</text:span><text:span text:style-name="T6">(</text:span><text:span text:style-name="T5">file</text:span><text:span text:style-name="T6">, </text:span><text:span text:style-name="T14">1024</text:span><text:span text:style-name="T6">, </text:span><text:span text:style-name="T14">1024</text:span><text:span text:style-name="T6">, </text:span><text:span text:style-name="T9">function</text:span><text:span text:style-name="T6"> (</text:span><text:span text:style-name="T5">resizedBase64Image</text:span><text:span text:style-name="T6">) {</text:span></text:p>
      <text:p text:style-name="P2"><text:soft-page-break/>            <text:span text:style-name="T5">uploadedImage</text:span><text:span text:style-name="T6"> </text:span><text:span text:style-name="T11">=</text:span><text:span text:style-name="T6"> </text:span><text:span text:style-name="T5">resizedBase64Image</text:span><text:span text:style-name="T6">;</text:span></text:p>
      <text:p text:style-name="P2">            <text:span text:style-name="T10">imagePreview</text:span><text:span text:style-name="T6">.</text:span><text:span text:style-name="T5">src</text:span><text:span text:style-name="T6"> </text:span><text:span text:style-name="T11">=</text:span><text:span text:style-name="T6"> </text:span><text:span text:style-name="T8">`data:image/jpeg;base64,</text:span><text:span text:style-name="T9">${</text:span><text:span text:style-name="T5">resizedBase64Image</text:span><text:span text:style-name="T9">}</text:span><text:span text:style-name="T8">`</text:span><text:span text:style-name="T6">;</text:span></text:p>
      <text:p text:style-name="P2">            <text:span text:style-name="T10">imagePreview</text:span><text:span text:style-name="T6">.</text:span><text:span text:style-name="T5">style</text:span><text:span text:style-name="T6">.</text:span><text:span text:style-name="T5">display</text:span><text:span text:style-name="T6"> </text:span><text:span text:style-name="T11">=</text:span><text:span text:style-name="T6"> </text:span><text:span text:style-name="T8">"block"</text:span><text:span text:style-name="T6">;</text:span></text:p>
      <text:p text:style-name="P2">            <text:span text:style-name="T5">console</text:span><text:span text:style-name="T6">.</text:span><text:span text:style-name="T7">log</text:span><text:span text:style-name="T6">(</text:span><text:span text:style-name="T8">"✅ Slika učitana u popup."</text:span><text:span text:style-name="T6">);</text:span></text:p>
      <text:p text:style-name="P2">        <text:span text:style-name="T6">});</text:span></text:p>
      <text:p text:style-name="P2">    <text:span text:style-name="T6">}</text:span></text:p>
      <text:p text:style-name="P3"/>
      <text:p text:style-name="P2">    <text:span text:style-name="T10">fillDataButton</text:span><text:span text:style-name="T6">.</text:span><text:span text:style-name="T7">addEventListener</text:span><text:span text:style-name="T6">(</text:span><text:span text:style-name="T8">"click"</text:span><text:span text:style-name="T6">, () </text:span><text:span text:style-name="T9">=&gt;</text:span><text:span text:style-name="T6"> {</text:span></text:p>
      <text:p text:style-name="P2">        <text:span text:style-name="T13">if</text:span><text:span text:style-name="T6"> (</text:span><text:span text:style-name="T11">!</text:span><text:span text:style-name="T5">uploadedImage</text:span><text:span text:style-name="T6">) {</text:span></text:p>
      <text:p text:style-name="P2">            <text:span text:style-name="T5">console</text:span><text:span text:style-name="T6">.</text:span><text:span text:style-name="T7">error</text:span><text:span text:style-name="T6">(</text:span><text:span text:style-name="T8">"❌ Nema učitane slike!"</text:span><text:span text:style-name="T6">);</text:span></text:p>
      <text:p text:style-name="P2">            <text:span text:style-name="T7">alert</text:span><text:span text:style-name="T6">(</text:span><text:span text:style-name="T8">"⚠️ Molimo učitajte sliku prije analize!"</text:span><text:span text:style-name="T6">);</text:span></text:p>
      <text:p text:style-name="P2">            <text:span text:style-name="T13">return</text:span><text:span text:style-name="T6">;</text:span></text:p>
      <text:p text:style-name="P2">        <text:span text:style-name="T6">}</text:span></text:p>
      <text:p text:style-name="P2">        <text:span text:style-name="T7">fetchOpenAIAnalysis</text:span><text:span text:style-name="T6">(</text:span><text:span text:style-name="T5">uploadedImage</text:span><text:span text:style-name="T6">);</text:span></text:p>
      <text:p text:style-name="P2">    <text:span text:style-name="T6">});</text:span></text:p>
      <text:p text:style-name="P3"/>
      <text:p text:style-name="P2">    <text:span text:style-name="T9">async</text:span><text:span text:style-name="T6"> </text:span><text:span text:style-name="T9">function</text:span><text:span text:style-name="T6"> </text:span><text:span text:style-name="T7">fetchOpenAIAnalysis</text:span><text:span text:style-name="T6">(</text:span><text:span text:style-name="T5">base64Image</text:span><text:span text:style-name="T6">) {</text:span></text:p>
      <text:p text:style-name="P2">        <text:span text:style-name="T5">console</text:span><text:span text:style-name="T6">.</text:span><text:span text:style-name="T7">log</text:span><text:span text:style-name="T6">(</text:span><text:span text:style-name="T8">"📤 Šaljem sliku na OpenAI analizu..."</text:span><text:span text:style-name="T6">);</text:span></text:p>
      <text:p text:style-name="P3"/>
      <text:p text:style-name="P2">        <text:span text:style-name="T13">if</text:span><text:span text:style-name="T6"> (</text:span><text:span text:style-name="T11">!</text:span><text:span text:style-name="T5">base64Image</text:span><text:span text:style-name="T6">) {</text:span></text:p>
      <text:p text:style-name="P2">            <text:span text:style-name="T5">console</text:span><text:span text:style-name="T6">.</text:span><text:span text:style-name="T7">error</text:span><text:span text:style-name="T6">(</text:span><text:span text:style-name="T8">"❌ Greška: Slika nije dostupna!"</text:span><text:span text:style-name="T6">);</text:span></text:p>
      <text:p text:style-name="P2">            <text:span text:style-name="T13">return</text:span><text:span text:style-name="T6">;</text:span></text:p>
      <text:p text:style-name="P2">        <text:span text:style-name="T6">}</text:span></text:p>
      <text:p text:style-name="P3"/>
      <text:p text:style-name="P2">        <text:span text:style-name="T13">try</text:span><text:span text:style-name="T6"> {</text:span></text:p>
      <text:p text:style-name="P2">            <text:span text:style-name="T9">const</text:span><text:span text:style-name="T6"> </text:span><text:span text:style-name="T10">response</text:span><text:span text:style-name="T6"> </text:span><text:span text:style-name="T11">=</text:span><text:span text:style-name="T6"> </text:span><text:span text:style-name="T13">await</text:span><text:span text:style-name="T6"> </text:span><text:span text:style-name="T7">fetch</text:span><text:span text:style-name="T6">(</text:span><text:span text:style-name="T8">"https://api.openai.com/v1/chat/completions"</text:span><text:span text:style-name="T6">, {</text:span></text:p>
      <text:p text:style-name="P2">                <text:span text:style-name="T5">method:</text:span><text:span text:style-name="T6"> </text:span><text:span text:style-name="T8">"POST"</text:span><text:span text:style-name="T6">,</text:span></text:p>
      <text:p text:style-name="P2">                <text:span text:style-name="T5">headers:</text:span><text:span text:style-name="T6"> {</text:span></text:p>
      <text:p text:style-name="P2">                    <text:span text:style-name="T8">"Content-Type"</text:span><text:span text:style-name="T5">:</text:span><text:span text:style-name="T6"> </text:span><text:span text:style-name="T8">"application/json"</text:span><text:span text:style-name="T6">,</text:span></text:p>
      <text:p text:style-name="P2">                    <text:span text:style-name="T8">"Authorization"</text:span><text:span text:style-name="T5">:</text:span><text:span text:style-name="T6"> </text:span><text:span text:style-name="T8">`Bearer </text:span><text:span text:style-name="T9">${</text:span><text:span text:style-name="T5">apiKey</text:span><text:span text:style-name="T9">}</text:span><text:span text:style-name="T8">`</text:span></text:p>
      <text:p text:style-name="P2">                <text:span text:style-name="T6">},</text:span></text:p>
      <text:p text:style-name="P2">                <text:span text:style-name="T5">body:</text:span><text:span text:style-name="T6"> </text:span><text:span text:style-name="T10">JSON</text:span><text:span text:style-name="T6">.</text:span><text:span text:style-name="T7">stringify</text:span><text:span text:style-name="T6">({</text:span></text:p>
      <text:p text:style-name="P2">                    <text:span text:style-name="T5">model:</text:span><text:span text:style-name="T6"> </text:span><text:span text:style-name="T8">"gpt-4-turbo"</text:span><text:span text:style-name="T6">,</text:span></text:p>
      <text:p text:style-name="P2">                    <text:span text:style-name="T5">messages:</text:span><text:span text:style-name="T6"> [</text:span></text:p>
      <text:p text:style-name="P2">                        <text:span text:style-name="T6">{</text:span></text:p>
      <text:p text:style-name="P2">                            <text:span text:style-name="T8">"role"</text:span><text:span text:style-name="T5">:</text:span><text:span text:style-name="T6"> </text:span><text:span text:style-name="T8">"system"</text:span><text:span text:style-name="T6">,</text:span></text:p>
      <text:p text:style-name="P2">                            <text:span text:style-name="T8">"content"</text:span><text:span text:style-name="T5">:</text:span><text:span text:style-name="T6"> </text:span><text:span text:style-name="T8">"You are an AI trained to generate concise and SEO-optimized product listings for artwork on Etsy and Redbubble. Follow the given format strictly."</text:span></text:p>
      <text:p text:style-name="P2">                        <text:span text:style-name="T6">},</text:span></text:p>
      <text:p text:style-name="P2">                        <text:span text:style-name="T6">{</text:span></text:p>
      <text:p text:style-name="P2">                            <text:span text:style-name="T8">"role"</text:span><text:span text:style-name="T5">:</text:span><text:span text:style-name="T6"> </text:span><text:span text:style-name="T8">"user"</text:span><text:span text:style-name="T6">,</text:span></text:p>
      <text:p text:style-name="P2">                            <text:span text:style-name="T8">"content"</text:span><text:span text:style-name="T5">:</text:span><text:span text:style-name="T6"> [</text:span></text:p>
      <text:p text:style-name="P2">                                <text:span text:style-name="T6">{</text:span></text:p>
      <text:p text:style-name="P2">                                    <text:span text:style-name="T8">"type"</text:span><text:span text:style-name="T5">:</text:span><text:span text:style-name="T6"> </text:span><text:span text:style-name="T8">"text"</text:span><text:span text:style-name="T6">,</text:span></text:p>
      <text:p text:style-name="P2">                                    <text:span text:style-name="T8">"text"</text:span><text:span text:style-name="T5">:</text:span><text:span text:style-name="T6"> </text:span><text:span text:style-name="T8">`Analyze this image and generate a product listing in the following strict format:</text:span></text:p>
      <text:p text:style-name="P4">    </text:p>
      <text:p text:style-name="P4">                                    <text:span text:style-name="T6">1️⃣ **Title:** A short, engaging, and relevant title for this artwork.</text:span></text:p>
      <text:p text:style-name="P4">                                    </text:p>
      <text:p text:style-name="P4"><text:soft-page-break/>                                    <text:span text:style-name="T6">2️⃣ **Description:** A single well-structured paragraph describing the artwork, focusing on its visual elements only. **Do not list** individual elements or features in bullet points. **Do not add material, printing, or shipping details**.</text:span></text:p>
      <text:p text:style-name="P4">    </text:p>
      <text:p text:style-name="P4">                                    <text:span text:style-name="T6">3️⃣ **SEO Tags:** A list of comma-separated keywords that best describe this artwork. Do not use more than 12 tags.</text:span></text:p>
      <text:p text:style-name="P4">    </text:p>
      <text:p text:style-name="P4">                                    <text:span text:style-name="T6">Ensure that the response strictly follows this format and does not contain any additional text.`</text:span></text:p>
      <text:p text:style-name="P2">                                <text:span text:style-name="T6">},</text:span></text:p>
      <text:p text:style-name="P2">                                <text:span text:style-name="T6">{</text:span></text:p>
      <text:p text:style-name="P2">                                    <text:span text:style-name="T8">"type"</text:span><text:span text:style-name="T5">:</text:span><text:span text:style-name="T6"> </text:span><text:span text:style-name="T8">"image_url"</text:span><text:span text:style-name="T6">,</text:span></text:p>
      <text:p text:style-name="P2">                                    <text:span text:style-name="T8">"image_url"</text:span><text:span text:style-name="T5">:</text:span><text:span text:style-name="T6"> { </text:span><text:span text:style-name="T8">"url"</text:span><text:span text:style-name="T5">:</text:span><text:span text:style-name="T6"> </text:span><text:span text:style-name="T8">`data:image/jpeg;base64,</text:span><text:span text:style-name="T9">${</text:span><text:span text:style-name="T5">base64Image</text:span><text:span text:style-name="T9">}</text:span><text:span text:style-name="T8">`</text:span><text:span text:style-name="T6"> }</text:span></text:p>
      <text:p text:style-name="P2">                                <text:span text:style-name="T6">}</text:span></text:p>
      <text:p text:style-name="P2">                            <text:span text:style-name="T6">]</text:span></text:p>
      <text:p text:style-name="P2">                        <text:span text:style-name="T6">}</text:span></text:p>
      <text:p text:style-name="P2">                    <text:span text:style-name="T6">],</text:span></text:p>
      <text:p text:style-name="P2">                    <text:span text:style-name="T5">max_tokens:</text:span><text:span text:style-name="T6"> </text:span><text:span text:style-name="T14">500</text:span></text:p>
      <text:p text:style-name="P2">                <text:span text:style-name="T6">})</text:span></text:p>
      <text:p text:style-name="P2">            <text:span text:style-name="T6">});</text:span></text:p>
      <text:p text:style-name="P3"/>
      <text:p text:style-name="P2">            <text:span text:style-name="T13">if</text:span><text:span text:style-name="T6"> (</text:span><text:span text:style-name="T11">!</text:span><text:span text:style-name="T10">response</text:span><text:span text:style-name="T6">.</text:span><text:span text:style-name="T10">ok</text:span><text:span text:style-name="T6">) {</text:span></text:p>
      <text:p text:style-name="P2">                <text:span text:style-name="T13">throw</text:span><text:span text:style-name="T6"> </text:span><text:span text:style-name="T9">new</text:span><text:span text:style-name="T6"> </text:span><text:span text:style-name="T15">Error</text:span><text:span text:style-name="T6">(</text:span><text:span text:style-name="T8">`API Error: </text:span><text:span text:style-name="T9">${</text:span><text:span text:style-name="T10">response</text:span><text:span text:style-name="T11">.</text:span><text:span text:style-name="T10">status</text:span><text:span text:style-name="T9">}</text:span><text:span text:style-name="T8"> - </text:span><text:span text:style-name="T9">${</text:span><text:span text:style-name="T10">response</text:span><text:span text:style-name="T11">.</text:span><text:span text:style-name="T10">statusText</text:span><text:span text:style-name="T9">}</text:span><text:span text:style-name="T8">`</text:span><text:span text:style-name="T6">);</text:span></text:p>
      <text:p text:style-name="P2">            <text:span text:style-name="T6">}</text:span></text:p>
      <text:p text:style-name="P3"/>
      <text:p text:style-name="P2">            <text:span text:style-name="T9">const</text:span><text:span text:style-name="T6"> </text:span><text:span text:style-name="T10">result</text:span><text:span text:style-name="T6"> </text:span><text:span text:style-name="T11">=</text:span><text:span text:style-name="T6"> </text:span><text:span text:style-name="T13">await</text:span><text:span text:style-name="T6"> </text:span><text:span text:style-name="T10">response</text:span><text:span text:style-name="T6">.</text:span><text:span text:style-name="T7">json</text:span><text:span text:style-name="T6">();</text:span></text:p>
      <text:p text:style-name="P2">            <text:span text:style-name="T5">console</text:span><text:span text:style-name="T6">.</text:span><text:span text:style-name="T7">log</text:span><text:span text:style-name="T6">(</text:span><text:span text:style-name="T8">"🤖 AI Response:"</text:span><text:span text:style-name="T6">, </text:span><text:span text:style-name="T10">result</text:span><text:span text:style-name="T6">);</text:span></text:p>
      <text:p text:style-name="P3"/>
      <text:p text:style-name="P2">            <text:span text:style-name="T13">if</text:span><text:span text:style-name="T6"> (</text:span><text:span text:style-name="T10">result</text:span><text:span text:style-name="T6">.</text:span><text:span text:style-name="T5">choices</text:span><text:span text:style-name="T6"> </text:span><text:span text:style-name="T11">&amp;&amp;</text:span><text:span text:style-name="T6"> </text:span><text:span text:style-name="T10">result</text:span><text:span text:style-name="T6">.</text:span><text:span text:style-name="T5">choices</text:span><text:span text:style-name="T6">.</text:span><text:span text:style-name="T5">length</text:span><text:span text:style-name="T6"> </text:span><text:span text:style-name="T11">&gt;</text:span><text:span text:style-name="T6"> </text:span><text:span text:style-name="T14">0</text:span><text:span text:style-name="T6">) {</text:span></text:p>
      <text:p text:style-name="P2">                <text:span text:style-name="T9">const</text:span><text:span text:style-name="T6"> </text:span><text:span text:style-name="T10">aiContent</text:span><text:span text:style-name="T6"> </text:span><text:span text:style-name="T11">=</text:span><text:span text:style-name="T6"> </text:span><text:span text:style-name="T10">result</text:span><text:span text:style-name="T6">.</text:span><text:span text:style-name="T5">choices</text:span><text:span text:style-name="T6">[</text:span><text:span text:style-name="T14">0</text:span><text:span text:style-name="T6">].</text:span><text:span text:style-name="T5">message</text:span><text:span text:style-name="T6">.</text:span><text:span text:style-name="T5">content</text:span><text:span text:style-name="T6">;</text:span></text:p>
      <text:p text:style-name="P2">                <text:span text:style-name="T5">console</text:span><text:span text:style-name="T6">.</text:span><text:span text:style-name="T7">log</text:span><text:span text:style-name="T6">(</text:span><text:span text:style-name="T8">"📌 AI Text Response:"</text:span><text:span text:style-name="T6">, </text:span><text:span text:style-name="T10">aiContent</text:span><text:span text:style-name="T6">);</text:span></text:p>
      <text:p text:style-name="P3"/>
      <text:p text:style-name="P2">                <text:span text:style-name="T12">// 📌 Ispravno parsiranje odgovora</text:span></text:p>
      <text:p text:style-name="P2">                <text:span text:style-name="T9">const</text:span><text:span text:style-name="T6"> </text:span><text:span text:style-name="T10">titleMatch</text:span><text:span text:style-name="T6"> </text:span><text:span text:style-name="T11">=</text:span><text:span text:style-name="T6"> </text:span><text:span text:style-name="T10">aiContent</text:span><text:span text:style-name="T6">.</text:span><text:span text:style-name="T7">match</text:span><text:span text:style-name="T6">(</text:span><text:span text:style-name="T16">/1️⃣ </text:span><text:span text:style-name="T17">\*\*</text:span><text:span text:style-name="T16">Title:</text:span><text:span text:style-name="T17">\*\*</text:span><text:span text:style-name="T16"> </text:span><text:span text:style-name="T8">(</text:span><text:span text:style-name="T16">.</text:span><text:span text:style-name="T17">*</text:span><text:span text:style-name="T8">)</text:span><text:span text:style-name="T16">/</text:span><text:span text:style-name="T6">);</text:span></text:p>
      <text:p text:style-name="P2">                <text:span text:style-name="T9">const</text:span><text:span text:style-name="T6"> </text:span><text:span text:style-name="T10">descriptionMatch</text:span><text:span text:style-name="T6"> </text:span><text:span text:style-name="T11">=</text:span><text:span text:style-name="T6"> </text:span><text:span text:style-name="T10">aiContent</text:span><text:span text:style-name="T6">.</text:span><text:span text:style-name="T7">match</text:span><text:span text:style-name="T6">(</text:span><text:span text:style-name="T16">/2️⃣ </text:span><text:span text:style-name="T17">\*\*</text:span><text:span text:style-name="T16">Description:</text:span><text:span text:style-name="T17">\*\*</text:span><text:span text:style-name="T16"> </text:span><text:span text:style-name="T8">([</text:span><text:span text:style-name="T16">\s\S</text:span><text:span text:style-name="T8">]</text:span><text:span text:style-name="T17">*?</text:span><text:span text:style-name="T8">)</text:span><text:span text:style-name="T16">3️⃣ </text:span><text:span text:style-name="T17">\*\*</text:span><text:span text:style-name="T16">SEO Tags:</text:span><text:span text:style-name="T17">\*\*</text:span><text:span text:style-name="T16">/</text:span><text:span text:style-name="T6">);</text:span></text:p>
      <text:p text:style-name="P2">                <text:span text:style-name="T9">const</text:span><text:span text:style-name="T6"> </text:span><text:span text:style-name="T10">tagsMatch</text:span><text:span text:style-name="T6"> </text:span><text:span text:style-name="T11">=</text:span><text:span text:style-name="T6"> </text:span><text:span text:style-name="T10">aiContent</text:span><text:span text:style-name="T6">.</text:span><text:span text:style-name="T7">match</text:span><text:span text:style-name="T6">(</text:span><text:span text:style-name="T16">/3️⃣ </text:span><text:span text:style-name="T17">\*\*</text:span><text:span text:style-name="T16">SEO Tags:</text:span><text:span text:style-name="T17">\*\*</text:span><text:span text:style-name="T16"> </text:span><text:span text:style-name="T8">(</text:span><text:span text:style-name="T16">.</text:span><text:span text:style-name="T17">*</text:span><text:span text:style-name="T8">)</text:span><text:span text:style-name="T16">/</text:span><text:span text:style-name="T6">);</text:span></text:p>
      <text:p text:style-name="P3"/>
      <text:p text:style-name="P2">                <text:span text:style-name="T9">const</text:span><text:span text:style-name="T6"> </text:span><text:span text:style-name="T10">title</text:span><text:span text:style-name="T6"> </text:span><text:span text:style-name="T11">=</text:span><text:span text:style-name="T6"> </text:span><text:span text:style-name="T10">titleMatch</text:span><text:span text:style-name="T6"> </text:span><text:span text:style-name="T11">?</text:span><text:span text:style-name="T6"> </text:span><text:span text:style-name="T10">titleMatch</text:span><text:span text:style-name="T6">[</text:span><text:span text:style-name="T14">1</text:span><text:span text:style-name="T6">].</text:span><text:span text:style-name="T7">trim</text:span><text:span text:style-name="T6">() </text:span><text:span text:style-name="T11">:</text:span><text:span text:style-name="T6"> </text:span><text:span text:style-name="T8">""</text:span><text:span text:style-name="T6">;</text:span></text:p>
      <text:p text:style-name="P2">                <text:span text:style-name="T9">const</text:span><text:span text:style-name="T6"> </text:span><text:span text:style-name="T10">description</text:span><text:span text:style-name="T6"> </text:span><text:span text:style-name="T11">=</text:span><text:span text:style-name="T6"> </text:span><text:span text:style-name="T10">descriptionMatch</text:span><text:span text:style-name="T6"> </text:span><text:span text:style-name="T11">?</text:span><text:span text:style-name="T6"> </text:span><text:span text:style-name="T10">descriptionMatch</text:span><text:span text:style-name="T6">[</text:span><text:span text:style-name="T14">1</text:span><text:span text:style-name="T6">].</text:span><text:span text:style-name="T7">trim</text:span><text:span text:style-name="T6">() </text:span><text:span text:style-name="T11">:</text:span><text:span text:style-name="T6"> </text:span><text:span text:style-name="T8">""</text:span><text:span text:style-name="T6">;</text:span></text:p>
      <text:p text:style-name="P2">                <text:span text:style-name="T9">const</text:span><text:span text:style-name="T6"> </text:span><text:span text:style-name="T10">tags</text:span><text:span text:style-name="T6"> </text:span><text:span text:style-name="T11">=</text:span><text:span text:style-name="T6"> </text:span><text:span text:style-name="T10">tagsMatch</text:span><text:span text:style-name="T6"> </text:span><text:span text:style-name="T11">?</text:span><text:span text:style-name="T6"> </text:span><text:span text:style-name="T10">tagsMatch</text:span><text:span text:style-name="T6">[</text:span><text:span text:style-name="T14">1</text:span><text:span text:style-name="T6">].</text:span><text:span text:style-name="T7">trim</text:span><text:span text:style-name="T6">().</text:span><text:span text:style-name="T7">split</text:span><text:span text:style-name="T6">(</text:span><text:span text:style-name="T8">","</text:span><text:span text:style-name="T6">).</text:span><text:span text:style-name="T7">map</text:span><text:span text:style-name="T6">(</text:span><text:span text:style-name="T5">tag</text:span><text:span text:style-name="T6"> </text:span><text:span text:style-name="T9">=&gt;</text:span><text:span text:style-name="T6"> </text:span><text:span text:style-name="T5">tag</text:span><text:span text:style-name="T6">.</text:span><text:span text:style-name="T7">trim</text:span><text:span text:style-name="T6">()).</text:span><text:span text:style-name="T7">filter</text:span><text:span text:style-name="T6">(</text:span><text:span text:style-name="T5">tag</text:span><text:span text:style-name="T6"> </text:span><text:span text:style-name="T9">=&gt;</text:span><text:span text:style-name="T6"> </text:span><text:span text:style-name="T5">tag</text:span><text:span text:style-name="T6">.</text:span><text:span text:style-name="T5">length</text:span><text:span text:style-name="T6"> </text:span><text:span text:style-name="T11">&gt;</text:span><text:span text:style-name="T6"> </text:span><text:span text:style-name="T14">0</text:span><text:span text:style-name="T6">) </text:span><text:span text:style-name="T11">:</text:span><text:span text:style-name="T6"> [];</text:span></text:p>
      <text:p text:style-name="P3"/>
      <text:p text:style-name="P2">                <text:span text:style-name="T10">titleField</text:span><text:span text:style-name="T6">.</text:span><text:span text:style-name="T5">value</text:span><text:span text:style-name="T6"> </text:span><text:span text:style-name="T11">=</text:span><text:span text:style-name="T6"> </text:span><text:span text:style-name="T10">title</text:span><text:span text:style-name="T6">;</text:span></text:p>
      <text:p text:style-name="P2">                <text:span text:style-name="T10">descriptionField</text:span><text:span text:style-name="T6">.</text:span><text:span text:style-name="T5">value</text:span><text:span text:style-name="T6"> </text:span><text:span text:style-name="T11">=</text:span><text:span text:style-name="T6"> </text:span><text:span text:style-name="T10">description</text:span><text:span text:style-name="T6">;</text:span></text:p>
      <text:p text:style-name="P2">                <text:span text:style-name="T10">tagsField</text:span><text:span text:style-name="T6">.</text:span><text:span text:style-name="T5">value</text:span><text:span text:style-name="T6"> </text:span><text:span text:style-name="T11">=</text:span><text:span text:style-name="T6"> </text:span><text:span text:style-name="T10">tags</text:span><text:span text:style-name="T6">.</text:span><text:span text:style-name="T7">join</text:span><text:span text:style-name="T6">(</text:span><text:span text:style-name="T8">", "</text:span><text:span text:style-name="T6">);</text:span></text:p>
      <text:p text:style-name="P3"/>
      <text:p text:style-name="P2">                <text:span text:style-name="T5">console</text:span><text:span text:style-name="T6">.</text:span><text:span text:style-name="T7">log</text:span><text:span text:style-name="T6">(</text:span><text:span text:style-name="T8">"📌 AI Response Title:"</text:span><text:span text:style-name="T6">, </text:span><text:span text:style-name="T10">title</text:span><text:span text:style-name="T6">);</text:span></text:p>
      <text:p text:style-name="P2">                <text:span text:style-name="T5">console</text:span><text:span text:style-name="T6">.</text:span><text:span text:style-name="T7">log</text:span><text:span text:style-name="T6">(</text:span><text:span text:style-name="T8">"📌 AI Response Description:"</text:span><text:span text:style-name="T6">, </text:span><text:span text:style-name="T10">description</text:span><text:span text:style-name="T6">);</text:span></text:p>
      <text:p text:style-name="P2">                <text:span text:style-name="T5">console</text:span><text:span text:style-name="T6">.</text:span><text:span text:style-name="T7">log</text:span><text:span text:style-name="T6">(</text:span><text:span text:style-name="T8">"📌 AI Response Tags:"</text:span><text:span text:style-name="T6">, </text:span><text:span text:style-name="T10">tags</text:span><text:span text:style-name="T6">);</text:span></text:p>
      <text:p text:style-name="P2"><text:soft-page-break/>                <text:span text:style-name="T5">console</text:span><text:span text:style-name="T6">.</text:span><text:span text:style-name="T7">log</text:span><text:span text:style-name="T6">(</text:span><text:span text:style-name="T8">"✅ Podaci uneseni u polja!"</text:span><text:span text:style-name="T6">);</text:span></text:p>
      <text:p text:style-name="P2">            <text:span text:style-name="T6">} </text:span><text:span text:style-name="T13">else</text:span><text:span text:style-name="T6"> {</text:span></text:p>
      <text:p text:style-name="P2">                <text:span text:style-name="T5">console</text:span><text:span text:style-name="T6">.</text:span><text:span text:style-name="T7">error</text:span><text:span text:style-name="T6">(</text:span><text:span text:style-name="T8">"❌ AI je vratio prazan odgovor!"</text:span><text:span text:style-name="T6">);</text:span></text:p>
      <text:p text:style-name="P2">            <text:span text:style-name="T6">}</text:span></text:p>
      <text:p text:style-name="P2">        <text:span text:style-name="T6">} </text:span><text:span text:style-name="T13">catch</text:span><text:span text:style-name="T6"> (</text:span><text:span text:style-name="T5">error</text:span><text:span text:style-name="T6">) {</text:span></text:p>
      <text:p text:style-name="P2">            <text:span text:style-name="T5">console</text:span><text:span text:style-name="T6">.</text:span><text:span text:style-name="T7">error</text:span><text:span text:style-name="T6">(</text:span><text:span text:style-name="T8">"⚠️ Greška pri dohvaćanju AI podataka:"</text:span><text:span text:style-name="T6">, </text:span><text:span text:style-name="T5">error</text:span><text:span text:style-name="T6">);</text:span></text:p>
      <text:p text:style-name="P2">        <text:span text:style-name="T6">}</text:span></text:p>
      <text:p text:style-name="P2">    <text:span text:style-name="T6">}</text:span></text:p>
      <text:p text:style-name="P3"/>
      <text:p text:style-name="P2">    <text:span text:style-name="T12">// 📌 Slanje podataka u Redbubble/Etsy polja</text:span></text:p>
      <text:p text:style-name="P2">    <text:span text:style-name="T10">sendToSiteButton</text:span><text:span text:style-name="T6">.</text:span><text:span text:style-name="T7">addEventListener</text:span><text:span text:style-name="T6">(</text:span><text:span text:style-name="T8">"click"</text:span><text:span text:style-name="T6">, () </text:span><text:span text:style-name="T9">=&gt;</text:span><text:span text:style-name="T6"> {</text:span></text:p>
      <text:p text:style-name="P2">        <text:span text:style-name="T9">const</text:span><text:span text:style-name="T6"> </text:span><text:span text:style-name="T10">data</text:span><text:span text:style-name="T6"> </text:span><text:span text:style-name="T11">=</text:span><text:span text:style-name="T6"> {</text:span></text:p>
      <text:p text:style-name="P2">            <text:span text:style-name="T5">action:</text:span><text:span text:style-name="T6"> </text:span><text:span text:style-name="T8">"fillData"</text:span><text:span text:style-name="T6">,</text:span></text:p>
      <text:p text:style-name="P2">            <text:span text:style-name="T5">title:</text:span><text:span text:style-name="T6"> </text:span><text:span text:style-name="T10">titleField</text:span><text:span text:style-name="T6">.</text:span><text:span text:style-name="T5">value</text:span><text:span text:style-name="T6">,</text:span></text:p>
      <text:p text:style-name="P2">            <text:span text:style-name="T5">description:</text:span><text:span text:style-name="T6"> </text:span><text:span text:style-name="T10">descriptionField</text:span><text:span text:style-name="T6">.</text:span><text:span text:style-name="T5">value</text:span><text:span text:style-name="T6">,</text:span></text:p>
      <text:p text:style-name="P2">            <text:span text:style-name="T5">tags:</text:span><text:span text:style-name="T6"> </text:span><text:span text:style-name="T10">tagsField</text:span><text:span text:style-name="T6">.</text:span><text:span text:style-name="T5">value</text:span></text:p>
      <text:p text:style-name="P2">        <text:span text:style-name="T6">};</text:span></text:p>
      <text:p text:style-name="P3"/>
      <text:p text:style-name="P2">        <text:span text:style-name="T5">chrome</text:span><text:span text:style-name="T6">.</text:span><text:span text:style-name="T5">tabs</text:span><text:span text:style-name="T6">.</text:span><text:span text:style-name="T7">query</text:span><text:span text:style-name="T6">({ </text:span><text:span text:style-name="T5">active:</text:span><text:span text:style-name="T6"> </text:span><text:span text:style-name="T9">true</text:span><text:span text:style-name="T6">, </text:span><text:span text:style-name="T5">currentWindow:</text:span><text:span text:style-name="T6"> </text:span><text:span text:style-name="T9">true</text:span><text:span text:style-name="T6"> }, (</text:span><text:span text:style-name="T5">tabs</text:span><text:span text:style-name="T6">) </text:span><text:span text:style-name="T9">=&gt;</text:span><text:span text:style-name="T6"> {</text:span></text:p>
      <text:p text:style-name="P2">            <text:span text:style-name="T13">if</text:span><text:span text:style-name="T6"> (</text:span><text:span text:style-name="T5">tabs</text:span><text:span text:style-name="T6">.</text:span><text:span text:style-name="T5">length</text:span><text:span text:style-name="T6"> </text:span><text:span text:style-name="T11">===</text:span><text:span text:style-name="T6"> </text:span><text:span text:style-name="T14">0</text:span><text:span text:style-name="T6">) {</text:span></text:p>
      <text:p text:style-name="P2">                <text:span text:style-name="T7">alert</text:span><text:span text:style-name="T6">(</text:span><text:span text:style-name="T8">"⚠️ Nema otvorenog taba s Redbubble ili Etsy!"</text:span><text:span text:style-name="T6">);</text:span></text:p>
      <text:p text:style-name="P2">                <text:span text:style-name="T13">return</text:span><text:span text:style-name="T6">;</text:span></text:p>
      <text:p text:style-name="P2">            <text:span text:style-name="T6">}</text:span></text:p>
      <text:p text:style-name="P2">            <text:span text:style-name="T5">chrome</text:span><text:span text:style-name="T6">.</text:span><text:span text:style-name="T5">tabs</text:span><text:span text:style-name="T6">.</text:span><text:span text:style-name="T7">sendMessage</text:span><text:span text:style-name="T6">(</text:span><text:span text:style-name="T5">tabs</text:span><text:span text:style-name="T6">[</text:span><text:span text:style-name="T14">0</text:span><text:span text:style-name="T6">].</text:span><text:span text:style-name="T5">id</text:span><text:span text:style-name="T6">, </text:span><text:span text:style-name="T10">data</text:span><text:span text:style-name="T6">);</text:span></text:p>
      <text:p text:style-name="P2">            <text:span text:style-name="T5">console</text:span><text:span text:style-name="T6">.</text:span><text:span text:style-name="T7">log</text:span><text:span text:style-name="T6">(</text:span><text:span text:style-name="T8">"📤 Podaci poslani na stranicu."</text:span><text:span text:style-name="T6">);</text:span></text:p>
      <text:p text:style-name="P2">        <text:span text:style-name="T6">});</text:span></text:p>
      <text:p text:style-name="P2">    <text:span text:style-name="T6">});</text:span></text:p>
      <text:p text:style-name="P3"/>
      <text:p text:style-name="P2">    <text:span text:style-name="T9">function</text:span><text:span text:style-name="T6"> </text:span><text:span text:style-name="T7">resizeImage</text:span><text:span text:style-name="T6">(</text:span><text:span text:style-name="T5">file</text:span><text:span text:style-name="T6">, </text:span><text:span text:style-name="T5">maxWidth</text:span><text:span text:style-name="T6">, </text:span><text:span text:style-name="T5">maxHeight</text:span><text:span text:style-name="T6">, </text:span><text:span text:style-name="T5">callback</text:span><text:span text:style-name="T6">) {</text:span></text:p>
      <text:p text:style-name="P2">        <text:span text:style-name="T9">const</text:span><text:span text:style-name="T6"> </text:span><text:span text:style-name="T10">reader</text:span><text:span text:style-name="T6"> </text:span><text:span text:style-name="T11">=</text:span><text:span text:style-name="T6"> </text:span><text:span text:style-name="T9">new</text:span><text:span text:style-name="T6"> </text:span><text:span text:style-name="T15">FileReader</text:span><text:span text:style-name="T6">();</text:span></text:p>
      <text:p text:style-name="P2">        <text:span text:style-name="T10">reader</text:span><text:span text:style-name="T6">.</text:span><text:span text:style-name="T7">readAsDataURL</text:span><text:span text:style-name="T6">(</text:span><text:span text:style-name="T5">file</text:span><text:span text:style-name="T6">);</text:span></text:p>
      <text:p text:style-name="P2">        <text:span text:style-name="T10">reader</text:span><text:span text:style-name="T6">.</text:span><text:span text:style-name="T7">onload</text:span><text:span text:style-name="T6"> </text:span><text:span text:style-name="T11">=</text:span><text:span text:style-name="T6"> </text:span><text:span text:style-name="T9">function</text:span><text:span text:style-name="T6"> (</text:span><text:span text:style-name="T5">event</text:span><text:span text:style-name="T6">) {</text:span></text:p>
      <text:p text:style-name="P2">            <text:span text:style-name="T9">const</text:span><text:span text:style-name="T6"> </text:span><text:span text:style-name="T10">img</text:span><text:span text:style-name="T6"> </text:span><text:span text:style-name="T11">=</text:span><text:span text:style-name="T6"> </text:span><text:span text:style-name="T9">new</text:span><text:span text:style-name="T6"> </text:span><text:span text:style-name="T15">Image</text:span><text:span text:style-name="T6">();</text:span></text:p>
      <text:p text:style-name="P2">            <text:span text:style-name="T10">img</text:span><text:span text:style-name="T6">.</text:span><text:span text:style-name="T5">src</text:span><text:span text:style-name="T6"> </text:span><text:span text:style-name="T11">=</text:span><text:span text:style-name="T6"> </text:span><text:span text:style-name="T5">event</text:span><text:span text:style-name="T6">.</text:span><text:span text:style-name="T10">target</text:span><text:span text:style-name="T6">.</text:span><text:span text:style-name="T10">result</text:span><text:span text:style-name="T6">;</text:span></text:p>
      <text:p text:style-name="P2">            <text:span text:style-name="T10">img</text:span><text:span text:style-name="T6">.</text:span><text:span text:style-name="T7">onload</text:span><text:span text:style-name="T6"> </text:span><text:span text:style-name="T11">=</text:span><text:span text:style-name="T6"> </text:span><text:span text:style-name="T9">function</text:span><text:span text:style-name="T6"> () {</text:span></text:p>
      <text:p text:style-name="P2">                <text:span text:style-name="T9">const</text:span><text:span text:style-name="T6"> </text:span><text:span text:style-name="T10">canvas</text:span><text:span text:style-name="T6"> </text:span><text:span text:style-name="T11">=</text:span><text:span text:style-name="T6"> </text:span><text:span text:style-name="T5">document</text:span><text:span text:style-name="T6">.</text:span><text:span text:style-name="T7">createElement</text:span><text:span text:style-name="T6">(</text:span><text:span text:style-name="T8">"canvas"</text:span><text:span text:style-name="T6">);</text:span></text:p>
      <text:p text:style-name="P2">                <text:span text:style-name="T9">const</text:span><text:span text:style-name="T6"> </text:span><text:span text:style-name="T10">ctx</text:span><text:span text:style-name="T6"> </text:span><text:span text:style-name="T11">=</text:span><text:span text:style-name="T6"> </text:span><text:span text:style-name="T10">canvas</text:span><text:span text:style-name="T6">.</text:span><text:span text:style-name="T7">getContext</text:span><text:span text:style-name="T6">(</text:span><text:span text:style-name="T8">"2d"</text:span><text:span text:style-name="T6">);</text:span></text:p>
      <text:p text:style-name="P3"/>
      <text:p text:style-name="P2">                <text:span text:style-name="T9">let</text:span><text:span text:style-name="T6"> </text:span><text:span text:style-name="T5">width</text:span><text:span text:style-name="T6"> </text:span><text:span text:style-name="T11">=</text:span><text:span text:style-name="T6"> </text:span><text:span text:style-name="T10">img</text:span><text:span text:style-name="T6">.</text:span><text:span text:style-name="T5">width</text:span><text:span text:style-name="T6">;</text:span></text:p>
      <text:p text:style-name="P2">                <text:span text:style-name="T9">let</text:span><text:span text:style-name="T6"> </text:span><text:span text:style-name="T5">height</text:span><text:span text:style-name="T6"> </text:span><text:span text:style-name="T11">=</text:span><text:span text:style-name="T6"> </text:span><text:span text:style-name="T10">img</text:span><text:span text:style-name="T6">.</text:span><text:span text:style-name="T5">height</text:span><text:span text:style-name="T6">;</text:span></text:p>
      <text:p text:style-name="P3"/>
      <text:p text:style-name="P2">                <text:span text:style-name="T13">if</text:span><text:span text:style-name="T6"> (</text:span><text:span text:style-name="T5">width</text:span><text:span text:style-name="T6"> </text:span><text:span text:style-name="T11">&gt;</text:span><text:span text:style-name="T6"> </text:span><text:span text:style-name="T5">maxWidth</text:span><text:span text:style-name="T6"> </text:span><text:span text:style-name="T11">||</text:span><text:span text:style-name="T6"> </text:span><text:span text:style-name="T5">height</text:span><text:span text:style-name="T6"> </text:span><text:span text:style-name="T11">&gt;</text:span><text:span text:style-name="T6"> </text:span><text:span text:style-name="T5">maxHeight</text:span><text:span text:style-name="T6">) {</text:span></text:p>
      <text:p text:style-name="P2">                    <text:span text:style-name="T9">const</text:span><text:span text:style-name="T6"> </text:span><text:span text:style-name="T10">scaleFactor</text:span><text:span text:style-name="T6"> </text:span><text:span text:style-name="T11">=</text:span><text:span text:style-name="T6"> </text:span><text:span text:style-name="T5">Math</text:span><text:span text:style-name="T6">.</text:span><text:span text:style-name="T7">min</text:span><text:span text:style-name="T6">(</text:span><text:span text:style-name="T5">maxWidth</text:span><text:span text:style-name="T6"> </text:span><text:span text:style-name="T11">/</text:span><text:span text:style-name="T6"> </text:span><text:span text:style-name="T5">width</text:span><text:span text:style-name="T6">, </text:span><text:span text:style-name="T5">maxHeight</text:span><text:span text:style-name="T6"> </text:span><text:span text:style-name="T11">/</text:span><text:span text:style-name="T6"> </text:span><text:span text:style-name="T5">height</text:span><text:span text:style-name="T6">);</text:span></text:p>
      <text:p text:style-name="P2">                    <text:span text:style-name="T5">width</text:span><text:span text:style-name="T6"> </text:span><text:span text:style-name="T11">*=</text:span><text:span text:style-name="T6"> </text:span><text:span text:style-name="T10">scaleFactor</text:span><text:span text:style-name="T6">;</text:span></text:p>
      <text:p text:style-name="P2">                    <text:span text:style-name="T5">height</text:span><text:span text:style-name="T6"> </text:span><text:span text:style-name="T11">*=</text:span><text:span text:style-name="T6"> </text:span><text:span text:style-name="T10">scaleFactor</text:span><text:span text:style-name="T6">;</text:span></text:p>
      <text:p text:style-name="P2">                <text:span text:style-name="T6">}</text:span></text:p>
      <text:p text:style-name="P3"/>
      <text:p text:style-name="P2">                <text:span text:style-name="T10">canvas</text:span><text:span text:style-name="T6">.</text:span><text:span text:style-name="T5">width</text:span><text:span text:style-name="T6"> </text:span><text:span text:style-name="T11">=</text:span><text:span text:style-name="T6"> </text:span><text:span text:style-name="T5">width</text:span><text:span text:style-name="T6">;</text:span></text:p>
      <text:p text:style-name="P2">                <text:span text:style-name="T10">canvas</text:span><text:span text:style-name="T6">.</text:span><text:span text:style-name="T5">height</text:span><text:span text:style-name="T6"> </text:span><text:span text:style-name="T11">=</text:span><text:span text:style-name="T6"> </text:span><text:span text:style-name="T5">height</text:span><text:span text:style-name="T6">;</text:span></text:p>
      <text:p text:style-name="P2">                <text:span text:style-name="T10">ctx</text:span><text:span text:style-name="T6">.</text:span><text:span text:style-name="T7">drawImage</text:span><text:span text:style-name="T6">(</text:span><text:span text:style-name="T10">img</text:span><text:span text:style-name="T6">, </text:span><text:span text:style-name="T14">0</text:span><text:span text:style-name="T6">, </text:span><text:span text:style-name="T14">0</text:span><text:span text:style-name="T6">, </text:span><text:span text:style-name="T5">width</text:span><text:span text:style-name="T6">, </text:span><text:span text:style-name="T5">height</text:span><text:span text:style-name="T6">);</text:span></text:p>
      <text:p text:style-name="P3"/>
      <text:p text:style-name="P2"><text:soft-page-break/>                <text:span text:style-name="T9">const</text:span><text:span text:style-name="T6"> </text:span><text:span text:style-name="T10">resizedBase64</text:span><text:span text:style-name="T6"> </text:span><text:span text:style-name="T11">=</text:span><text:span text:style-name="T6"> </text:span><text:span text:style-name="T10">canvas</text:span><text:span text:style-name="T6">.</text:span><text:span text:style-name="T7">toDataURL</text:span><text:span text:style-name="T6">(</text:span><text:span text:style-name="T8">"image/jpeg"</text:span><text:span text:style-name="T6">).</text:span><text:span text:style-name="T7">split</text:span><text:span text:style-name="T6">(</text:span><text:span text:style-name="T8">","</text:span><text:span text:style-name="T6">)[</text:span><text:span text:style-name="T14">1</text:span><text:span text:style-name="T6">];</text:span></text:p>
      <text:p text:style-name="P2">                <text:span text:style-name="T7">callback</text:span><text:span text:style-name="T6">(</text:span><text:span text:style-name="T10">resizedBase64</text:span><text:span text:style-name="T6">);</text:span></text:p>
      <text:p text:style-name="P2">            <text:span text:style-name="T6">};</text:span></text:p>
      <text:p text:style-name="P2">        <text:span text:style-name="T6">};</text:span></text:p>
      <text:p text:style-name="P2">    <text:span text:style-name="T6">}</text:span></text:p>
      <text:p text:style-name="P1">});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5:22:13.273000000</meta:creation-date>
    <dc:date>2025-03-11T23:57:02.565000000</dc:date>
    <meta:editing-duration>PT9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5" meta:paragraph-count="169" meta:word-count="651" meta:character-count="8049" meta:non-whitespace-character-count="5311"/>
  </office:meta>
</office:document-meta>
</file>